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2ce3" officeooo:paragraph-rsid="00022ce3"/>
    </style:style>
    <style:style style:name="P2" style:family="paragraph" style:parent-style-name="Standard">
      <style:text-properties officeooo:rsid="0003d43c" officeooo:paragraph-rsid="0003d43c"/>
    </style:style>
    <style:style style:name="P3" style:family="paragraph" style:parent-style-name="Standard">
      <style:text-properties officeooo:rsid="00043b3c" officeooo:paragraph-rsid="00043b3c"/>
    </style:style>
    <style:style style:name="P4" style:family="paragraph" style:parent-style-name="Standard">
      <style:text-properties officeooo:rsid="000473da" officeooo:paragraph-rsid="000473da"/>
    </style:style>
    <style:style style:name="P5" style:family="paragraph" style:parent-style-name="Standard">
      <style:text-properties officeooo:rsid="00071439" officeooo:paragraph-rsid="00071439"/>
    </style:style>
    <style:style style:name="P6" style:family="paragraph" style:parent-style-name="Standard">
      <style:text-properties officeooo:rsid="0008829b" officeooo:paragraph-rsid="0008829b"/>
    </style:style>
    <style:style style:name="P7" style:family="paragraph" style:parent-style-name="Standard">
      <style:text-properties fo:font-weight="bold" officeooo:rsid="000aa2f0" officeooo:paragraph-rsid="000aa2f0" style:font-weight-asian="bold" style:font-weight-complex="bold"/>
    </style:style>
    <style:style style:name="P8" style:family="paragraph" style:parent-style-name="Standard">
      <style:text-properties fo:font-weight="normal" officeooo:rsid="000aa2f0" officeooo:paragraph-rsid="000aa2f0" style:font-weight-asian="normal" style:font-weight-complex="normal"/>
    </style:style>
    <style:style style:name="T1" style:family="text">
      <style:text-properties officeooo:rsid="00022ce3"/>
    </style:style>
    <style:style style:name="T2" style:family="text">
      <style:text-properties officeooo:rsid="00065f5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<text:span text:style-name="T1">How to create a Notebook with data, results and tables and code that is easily sharable.</text:span></text:p>
      <text:p text:style-name="Standard"/>
      <text:p text:style-name="P1">Rstudio and github work well together.</text:p>
      <text:p text:style-name="P1">- </text:p>
      <text:p text:style-name="P1"/>
      <text:p text:style-name="P1"/>
      <text:p text:style-name="P1">- Using and creating variables in these working</text:p>
      <text:p text:style-name="P1"/>
      <text:p text:style-name="P1">“Save workspace to .rdata</text:p>
      <text:p text:style-name="P1"/>
      <text:p text:style-name="P1"/>
      <text:p text:style-name="P2">Use <text:s/>“_” over <text:s/>“ “ spaces</text:p>
      <text:p text:style-name="P2">need to remember where you put these things.</text:p>
      <text:p text:style-name="P2">This automaticaly switches to a new project.</text:p>
      <text:p text:style-name="P2"/>
      <text:p text:style-name="P2">File systms</text:p>
      <text:p text:style-name="P2">- if you have to visti a file that is not in the current folder → need to go out then in</text:p>
      <text:p text:style-name="P2"/>
      <text:p text:style-name="P2">e.g. relative path vs absolute path</text:p>
      <text:p text:style-name="P2">Can either use relative path or use absolute path.</text:p>
      <text:p text:style-name="P2"/>
      <text:p text:style-name="P2">Settmg working directory/ relative paths are important because it lets you re-configure and re-set up on othe things very quickly</text:p>
      <text:p text:style-name="P2"/>
      <text:p text:style-name="P2"/>
      <text:p text:style-name="P2">consistent folder structures are really important – rnd/ .r file for procesing data</text:p>
      <text:p text:style-name="P2"/>
      <text:p text:style-name="P2"/>
      <text:p text:style-name="P2">- don’t mix paw and processed data→ so put results folder</text:p>
      <text:p text:style-name="P2"/>
      <text:p text:style-name="P2">What is R markdown and how do we use it to generat HTML</text:p>
      <text:p text:style-name="P2">- R Markdown has</text:p>
      <text:p text:style-name="P2">- Header</text:p>
      <text:p text:style-name="P2">- Markdown</text:p>
      <text:p text:style-name="P2">- Rcode chuks</text:p>
      <text:p text:style-name="P2"/>
      <text:p text:style-name="P2"/>
      <text:p text:style-name="P3">Markdown odcument starts with an optial header in YAML jknown as YAML metadata:</text:p>
      <text:p text:style-name="P3">here</text:p>
      <text:p text:style-name="P3"/>
      <text:p text:style-name="P3"/>
      <text:p text:style-name="P3">An Rmd gneerated by rstudio will hav eal sorts of things</text:p>
      <text:p text:style-name="P3">- the knit will take whatever you write in rmd and make an html.</text:p>
      <text:p text:style-name="P3"/>
      <text:p text:style-name="P3">R Markdown syntaxes - &gt; covnert what we write ater</text:p>
      <text:p text:style-name="P3"/>
      <text:p text:style-name="P3">Sometimes you don’t want main text – but also want superscript/subscript</text:p>
      <text:p text:style-name="P3"/>
      <text:p text:style-name="P3">This is a bold text : **bold1**, or __bold__.</text:p>
      <text:p text:style-name="P3"/>
      <text:p text:style-name="P3">This is italic text: *italic1*, or _italic_.</text:p>
      <text:p text:style-name="P3"/>
      <text:p text:style-name="P3"><text:soft-page-break/>This is a superscript text: test^1^</text:p>
      <text:p text:style-name="P3"/>
      <text:p text:style-name="P3">This is a subscript text: test~2~</text:p>
      <text:p text:style-name="P3"/>
      <text:p text:style-name="P3">This is an inline code `code3`</text:p>
      <text:p text:style-name="P3"/>
      <text:p text:style-name="P3">This is a mistake: ~~wrong~~ </text:p>
      <text:p text:style-name="P3"/>
      <text:p text:style-name="P4">Links</text:p>
      <text:p text:style-name="P4">linking text to header</text:p>
      <text:p text:style-name="P4"/>
      <text:p text:style-name="P4">#markddown #markdwon-header<text:span text:style-name="T2">#</text:span></text:p>
      <text:p text:style-name="P4"/>
      <text:p text:style-name="P4"/>
      <text:p text:style-name="P4"/>
      <text:p text:style-name="P5">They skipped bibliography: go through it youaelf</text:p>
      <text:p text:style-name="P5"/>
      <text:p text:style-name="P5">How to Insert code in R markdown</text:p>
      <text:p text:style-name="P5"/>
      <text:p text:style-name="P5">whne naming – as much info and as short ps posisble.</text:p>
      <text:p text:style-name="P5"/>
      <text:p text:style-name="P6">Things learned</text:p>
      <text:p text:style-name="P6"/>
      <text:p text:style-name="P6">KBL and paged_table() display tables dynamically</text:p>
      <text:p text:style-name="P6"/>
      <text:p text:style-name="P6"/>
      <text:p text:style-name="P7">Github</text:p>
      <text:p text:style-name="P7"/>
      <text:p text:style-name="P8">How do we make tools avaliable and out there?</text:p>
      <text:p text:style-name="P8">Data in data repository people can download and have a look at – journals are now wanting code.</text:p>
      <text:p text:style-name="P8">Put code out there.</text:p>
      <text:p text:style-name="P8"/>
      <text:p text:style-name="P8">Findable</text:p>
      <text:p text:style-name="P8">Accessible </text:p>
      <text:p text:style-name="P8">Interoperable</text:p>
      <text:p text:style-name="P8">Reusable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4T09:40:00.573581200</meta:creation-date>
    <dc:date>2023-11-24T13:09:39.483247819</dc:date>
    <meta:editing-duration>PT1H27M20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48" meta:word-count="334" meta:character-count="1864" meta:non-whitespace-character-count="1568"/>
  </office:meta>
</office:document-meta>
</file>